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78d0" officeooo:paragraph-rsid="001a78d0"/>
    </style:style>
    <style:style style:name="P2" style:family="paragraph" style:parent-style-name="Standard">
      <style:text-properties officeooo:rsid="001b8223" officeooo:paragraph-rsid="001b8223"/>
    </style:style>
    <style:style style:name="P3" style:family="paragraph" style:parent-style-name="Standard">
      <style:text-properties officeooo:rsid="001b8223" officeooo:paragraph-rsid="001d6db2"/>
    </style:style>
    <style:style style:name="P4" style:family="paragraph" style:parent-style-name="Standard">
      <style:text-properties fo:font-size="14pt" officeooo:rsid="001b8223" officeooo:paragraph-rsid="001b8223" style:font-size-asian="14pt" style:font-size-complex="14pt"/>
    </style:style>
    <style:style style:name="P5" style:family="paragraph" style:parent-style-name="Standard">
      <style:text-properties fo:font-size="14pt" fo:font-weight="bold" officeooo:rsid="001ec21c" officeooo:paragraph-rsid="001ec21c" style:font-size-asian="14pt" style:font-weight-asian="bold" style:font-size-complex="14pt" style:font-weight-complex="bold"/>
    </style:style>
    <style:style style:name="P6" style:family="paragraph" style:parent-style-name="Standard">
      <style:text-properties fo:font-size="14pt" fo:font-weight="bold" officeooo:rsid="0020f54f" officeooo:paragraph-rsid="0020f54f" style:font-size-asian="14pt" style:font-weight-asian="bold" style:font-size-complex="14pt" style:font-weight-complex="bold"/>
    </style:style>
    <style:style style:name="P7" style:family="paragraph" style:parent-style-name="Standard">
      <style:text-properties fo:font-size="14pt" fo:font-weight="bold" officeooo:rsid="00228080" officeooo:paragraph-rsid="00228080" style:font-size-asian="14pt" style:font-weight-asian="bold" style:font-size-complex="14pt" style:font-weight-complex="bold"/>
    </style:style>
    <style:style style:name="P8" style:family="paragraph" style:parent-style-name="Standard">
      <style:text-properties fo:font-size="14pt" fo:font-weight="bold" officeooo:rsid="0024555b" officeooo:paragraph-rsid="0024555b" style:font-size-asian="14pt" style:font-weight-asian="bold" style:font-size-complex="14pt" style:font-weight-complex="bold"/>
    </style:style>
    <style:style style:name="P9" style:family="paragraph" style:parent-style-name="Standard">
      <style:text-properties fo:font-size="14pt" fo:font-weight="bold" officeooo:rsid="0028c15d" officeooo:paragraph-rsid="0028c15d" style:font-size-asian="14pt" style:font-weight-asian="bold" style:font-size-complex="14pt" style:font-weight-complex="bold"/>
    </style:style>
    <style:style style:name="P10" style:family="paragraph" style:parent-style-name="Standard">
      <style:text-properties fo:font-size="14pt" fo:font-weight="bold" officeooo:rsid="0028d8df" officeooo:paragraph-rsid="0028d8df" style:font-size-asian="14pt" style:font-weight-asian="bold" style:font-size-complex="14pt" style:font-weight-complex="bold"/>
    </style:style>
    <style:style style:name="P11" style:family="paragraph" style:parent-style-name="Standard">
      <style:text-properties fo:font-size="14pt" fo:font-weight="bold" officeooo:rsid="0028d8df" officeooo:paragraph-rsid="002a9a76" style:font-size-asian="14pt" style:font-weight-asian="bold" style:font-size-complex="14pt" style:font-weight-complex="bold"/>
    </style:style>
    <style:style style:name="P12" style:family="paragraph" style:parent-style-name="Standard">
      <style:text-properties officeooo:rsid="001d6db2" officeooo:paragraph-rsid="001d6db2"/>
    </style:style>
    <style:style style:name="P13" style:family="paragraph" style:parent-style-name="Standard">
      <style:text-properties officeooo:rsid="001ec21c" officeooo:paragraph-rsid="001ec21c"/>
    </style:style>
    <style:style style:name="P14" style:family="paragraph" style:parent-style-name="Standard">
      <style:text-properties fo:font-weight="bold" officeooo:rsid="001ec21c" officeooo:paragraph-rsid="001ec21c" style:font-weight-asian="bold" style:font-weight-complex="bold"/>
    </style:style>
    <style:style style:name="P15" style:family="paragraph" style:parent-style-name="Standard">
      <style:text-properties fo:font-weight="bold" officeooo:rsid="0020f54f" officeooo:paragraph-rsid="0020f54f" style:font-weight-asian="bold" style:font-weight-complex="bold"/>
    </style:style>
    <style:style style:name="P16" style:family="paragraph" style:parent-style-name="Standard">
      <style:text-properties fo:font-weight="normal" officeooo:rsid="0020bc31" officeooo:paragraph-rsid="0020bc31" style:font-weight-asian="normal" style:font-weight-complex="normal"/>
    </style:style>
    <style:style style:name="P17" style:family="paragraph" style:parent-style-name="Standard">
      <style:text-properties fo:font-weight="normal" officeooo:rsid="0020f54f" officeooo:paragraph-rsid="0020f54f" style:font-weight-asian="normal" style:font-weight-complex="normal"/>
    </style:style>
    <style:style style:name="P18" style:family="paragraph" style:parent-style-name="Standard">
      <style:text-properties fo:font-weight="normal" officeooo:rsid="00210ad4" officeooo:paragraph-rsid="00210ad4" style:font-weight-asian="normal" style:font-weight-complex="normal"/>
    </style:style>
    <style:style style:name="P19" style:family="paragraph" style:parent-style-name="Standard">
      <style:text-properties fo:font-size="12pt" fo:font-weight="normal" officeooo:rsid="00228080" officeooo:paragraph-rsid="00228080" style:font-size-asian="12pt" style:font-weight-asian="normal" style:font-size-complex="12pt" style:font-weight-complex="normal"/>
    </style:style>
    <style:style style:name="P20" style:family="paragraph" style:parent-style-name="Heading_20_3">
      <style:text-properties fo:font-weight="normal" officeooo:rsid="0020f54f" officeooo:paragraph-rsid="0020f54f" style:font-weight-asian="normal" style:font-weight-complex="normal"/>
    </style:style>
    <style:style style:name="P21" style:family="paragraph" style:parent-style-name="Preformatted_20_Text">
      <style:paragraph-properties fo:margin-top="0cm" fo:margin-bottom="0.499cm" loext:contextual-spacing="false"/>
    </style:style>
    <style:style style:name="P22" style:family="paragraph" style:parent-style-name="Standard">
      <style:text-properties fo:font-size="12pt" fo:font-weight="normal" officeooo:rsid="0028d8df" officeooo:paragraph-rsid="0028c15d" style:font-size-asian="10.5pt" style:font-weight-asian="normal" style:font-size-complex="12pt" style:font-weight-complex="normal"/>
    </style:style>
    <style:style style:name="P23" style:family="paragraph" style:parent-style-name="Standard">
      <style:text-properties fo:font-size="12pt" fo:font-weight="normal" officeooo:rsid="0028d8df" officeooo:paragraph-rsid="0028d8df" style:font-size-asian="10.5pt" style:font-weight-asian="normal" style:font-size-complex="12pt" style:font-weight-complex="normal"/>
    </style:style>
    <style:style style:name="P24" style:family="paragraph" style:parent-style-name="Standard">
      <style:text-properties fo:font-size="12pt" fo:font-weight="normal" officeooo:rsid="0028d8df" officeooo:paragraph-rsid="002c9fd4" style:font-size-asian="10.5pt" style:font-weight-asian="normal" style:font-size-complex="12pt" style:font-weight-complex="normal"/>
    </style:style>
    <style:style style:name="P25" style:family="paragraph" style:parent-style-name="Standard">
      <style:text-properties fo:font-size="12pt" fo:font-weight="normal" officeooo:rsid="002c5a09" officeooo:paragraph-rsid="0028c15d" style:font-size-asian="10.5pt" style:font-weight-asian="normal" style:font-size-complex="12pt" style:font-weight-complex="normal"/>
    </style:style>
    <style:style style:name="P26" style:family="paragraph" style:parent-style-name="Standard">
      <style:text-properties fo:font-size="12pt" fo:font-weight="normal" officeooo:rsid="002c5a09" officeooo:paragraph-rsid="002c9fd4" style:font-size-asian="10.5pt" style:font-weight-asian="normal" style:font-size-complex="12pt" style:font-weight-complex="normal"/>
    </style:style>
    <style:style style:name="P27" style:family="paragraph" style:parent-style-name="Standard">
      <style:text-properties fo:font-size="12pt" fo:font-weight="normal" officeooo:rsid="002a9a76" officeooo:paragraph-rsid="002a9a76" style:font-size-asian="10.5pt" style:font-weight-asian="normal" style:font-size-complex="12pt" style:font-weight-complex="normal"/>
    </style:style>
    <style:style style:name="P28" style:family="paragraph" style:parent-style-name="Standard">
      <style:text-properties fo:font-size="12pt" fo:font-weight="normal" officeooo:rsid="002ad26f" officeooo:paragraph-rsid="002a9a76" style:font-size-asian="10.5pt" style:font-weight-asian="normal" style:font-size-complex="12pt" style:font-weight-complex="normal"/>
    </style:style>
    <style:style style:name="P29" style:family="paragraph" style:parent-style-name="Standard">
      <style:text-properties fo:font-size="12pt" fo:font-weight="normal" officeooo:rsid="002ad26f" officeooo:paragraph-rsid="0028c15d" style:font-size-asian="10.5pt" style:font-weight-asian="normal" style:font-size-complex="12pt" style:font-weight-complex="normal"/>
    </style:style>
    <style:style style:name="P30" style:family="paragraph" style:parent-style-name="Standard">
      <style:text-properties fo:font-size="14pt" fo:font-weight="bold" officeooo:rsid="0028d8df" officeooo:paragraph-rsid="002a9a76" style:font-size-asian="14pt" style:font-weight-asian="bold" style:font-size-complex="14pt" style:font-weight-complex="bold"/>
    </style:style>
    <style:style style:name="P31" style:family="paragraph" style:parent-style-name="Standard">
      <style:text-properties fo:font-size="14pt" fo:font-weight="bold" officeooo:rsid="0028c15d" officeooo:paragraph-rsid="0028c15d" style:font-size-asian="14pt" style:font-weight-asian="bold" style:font-size-complex="14pt" style:font-weight-complex="bold"/>
    </style:style>
    <style:style style:name="P32" style:family="paragraph" style:parent-style-name="Standard">
      <style:text-properties fo:font-size="14pt" fo:font-weight="bold" officeooo:rsid="0028c15d" officeooo:paragraph-rsid="002c9fd4" style:font-size-asian="14pt" style:font-weight-asian="bold" style:font-size-complex="14pt" style:font-weight-complex="bold"/>
    </style:style>
    <style:style style:name="P33" style:family="paragraph" style:parent-style-name="Standard">
      <style:text-properties fo:font-size="14pt" fo:font-weight="bold" officeooo:rsid="002c74bf" officeooo:paragraph-rsid="002c74bf" style:font-size-asian="14pt" style:font-weight-asian="bold" style:font-size-complex="14pt" style:font-weight-complex="bold"/>
    </style:style>
    <style:style style:name="P34" style:family="paragraph" style:parent-style-name="Standard">
      <style:text-properties fo:font-size="14pt" fo:font-weight="bold" officeooo:rsid="002c74bf" officeooo:paragraph-rsid="002c9fd4" style:font-size-asian="14pt" style:font-weight-asian="bold" style:font-size-complex="14pt" style:font-weight-complex="bold"/>
    </style:style>
    <style:style style:name="P35" style:family="paragraph" style:parent-style-name="Standard">
      <style:text-properties fo:font-size="14pt" fo:font-weight="bold" officeooo:rsid="002c9fd4" officeooo:paragraph-rsid="002c9fd4" style:font-size-asian="14pt" style:font-weight-asian="bold" style:font-size-complex="14pt" style:font-weight-complex="bold"/>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T1" style:family="text">
      <style:text-properties officeooo:rsid="001d6db2"/>
    </style:style>
    <style:style style:name="T2" style:family="text">
      <style:text-properties style:text-line-through-style="solid" style:text-line-through-type="single" officeooo:rsid="001d6db2"/>
    </style:style>
    <style:style style:name="T3" style:family="text">
      <style:text-properties officeooo:rsid="0020bc31"/>
    </style:style>
    <style:style style:name="T4" style:family="text">
      <style:text-properties fo:font-weight="bold" style:font-weight-asian="bold" style:font-weight-complex="bold"/>
    </style:style>
    <style:style style:name="T5" style:family="text">
      <style:text-properties fo:font-weight="bold" officeooo:rsid="0020bc31" style:font-weight-asian="bold"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28d8df" style:font-size-asian="10.5pt" style:font-weight-asian="normal" style:font-size-complex="12pt" style:font-weight-complex="normal"/>
    </style:style>
    <style:style style:name="T9" style:family="text">
      <style:text-properties fo:font-size="12pt" fo:font-weight="normal" officeooo:rsid="002a9a76" style:font-size-asian="10.5pt" style:font-weight-asian="normal" style:font-size-complex="12pt" style:font-weight-complex="normal"/>
    </style:style>
    <style:style style:name="T10" style:family="text">
      <style:text-properties fo:font-size="12pt" fo:font-weight="normal" officeooo:rsid="002ad26f" style:font-size-asian="10.5pt" style:font-weight-asian="normal" style:font-size-complex="12pt" style:font-weight-complex="normal"/>
    </style:style>
    <style:style style:name="T11" style:family="text">
      <style:text-properties fo:font-size="12pt" fo:font-weight="normal" officeooo:rsid="002c5a09" style:font-size-asian="10.5pt" style:font-weight-asian="normal" style:font-size-complex="12pt" style:font-weight-complex="normal"/>
    </style:style>
    <style:style style:name="T12" style:family="text">
      <style:text-properties fo:font-size="12pt" fo:font-weight="normal" officeooo:rsid="002c9fd4" style:font-size-asian="10.5pt" style:font-weight-asian="normal" style:font-size-complex="12pt" style:font-weight-complex="normal"/>
    </style:style>
    <style:style style:name="T13" style:family="text">
      <style:text-properties officeooo:rsid="00231a49"/>
    </style:style>
    <style:style style:name="T14" style:family="text">
      <style:text-properties officeooo:rsid="0024555b"/>
    </style:style>
    <style:style style:name="T15" style:family="text">
      <style:text-properties officeooo:rsid="00265960"/>
    </style:style>
    <style:style style:name="T16" style:family="text">
      <style:text-properties officeooo:rsid="0028d8df"/>
    </style:style>
    <style:style style:name="T17" style:family="text">
      <style:text-properties fo:font-size="14pt" fo:font-weight="bold" officeooo:rsid="0028c15d" style:font-size-asian="14pt" style:font-weight-asian="bold" style:font-size-complex="14pt"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eat for prototyping and agile development</text:p>
      <text:p text:style-name="P1">Superfast and highly scalable</text:p>
      <text:p text:style-name="P2">Javascript everywhere</text:p>
      <text:p text:style-name="P2">cleaner and more consistent codebase</text:p>
      <text:p text:style-name="P2">Large ecosystem of open-source libs</text:p>
      <text:p text:style-name="P1"/>
      <text:p text:style-name="P2">Built twice as fast with fewer people</text:p>
      <text:p text:style-name="P2">33% fewer lines of code.</text:p>
      <text:p text:style-name="P2">40% fewer people.</text:p>
      <text:p text:style-name="P2">2Xrequest/sec</text:p>
      <text:p text:style-name="P2">35% faster response time</text:p>
      <text:p text:style-name="P2"/>
      <text:p text:style-name="P2">Node is a runtime environment for executing JavaScript code</text:p>
      <text:p text:style-name="P2"/>
      <text:p text:style-name="P4">Node Architecture</text:p>
      <text:p text:style-name="P4"/>
      <text:p text:style-name="P2">Earlier we can use javaScript only on browser. Javascript Engine takes the JavaScript code and convert it into the machine language.Microsoft uses Chakra, Firefox uses SpiderMonkey and Chrome uses v8, due to this variety of different JS Engine javaScript code behave differently in different browsers</text:p>
      <text:p text:style-name="P2"><text:tab/><text:span text:style-name="T1">Before 2009, JavaScript code can run only in browser but Ryan Dahl , creator of Node came with idea to run JavaScript code outside browser, so he took Chrome v8 Engine fastest at that time and embedded it in C++ Program called that program Node.exe. Similar to browser Node is runtime environment for JavaScript code that it can execute JavaScript code but it also has certain objects that provide environment for javascript code but these objects are different from the objects we have in browser, for ex we don’t have <text:s/>document object(</text:span><text:span text:style-name="T2">document.getElementById)</text:span><text:span text:style-name="T1">. We have differrnt object like fs.readFile()</text:span></text:p>
      <text:p text:style-name="P2"><text:tab/><text:tab/> <text:s text:c="7"/><text:span text:style-name="T1">http.createServer()</text:span></text:p>
      <text:p text:style-name="P12">Node is not a framework like ASP.Net</text:p>
      <text:p text:style-name="P12">Node is not a programming language.</text:p>
      <text:p text:style-name="P3">Node is a runtime environment for executing JavaScript code</text:p>
      <text:p text:style-name="P3"/>
      <text:p text:style-name="P5">How Node Works</text:p>
      <text:p text:style-name="P4"/>
      <text:p text:style-name="P14">Non-blocking Asynchronous Architecture</text:p>
      <text:p text:style-name="P13"><text:tab/>single Thread is used to handle the mutliple request.</text:p>
      <text:p text:style-name="P13"><text:tab/>Waiter example</text:p>
      <text:p text:style-name="P13">Node applications are asynchronous by default.</text:p>
      <text:p text:style-name="P13">When a request that single thread is <text:s/>used to handle that request if we need to query a database thread doesn’t have to wait for the database to return the data, while the database is executing that query the thread will be used to serve another client, when a database <text:span text:style-name="T3">return the result it puts a message in what we called </text:span><text:span text:style-name="T5">Event Queue,</text:span><text:span text:style-name="T3"> Node is continously monitoring this Queue in background, when it finds event in a queue it will take it out and process it. This kind of architectue make Node ideal for </text:span><text:span text:style-name="T5">I/O-intensive apps. </text:span></text:p>
      <text:p text:style-name="P16">Do not use Node for CPU-intensive apps like video encoding , image manipulation service.</text:p>
      <text:p text:style-name="P16">Should be used for <text:span text:style-name="T4">real-time and data intensive</text:span> application.</text:p>
      <text:p text:style-name="P16"/>
      <text:p text:style-name="P6">Installing Nodes</text:p>
      <text:p text:style-name="P15"/>
      <text:p text:style-name="P17">node --version</text:p>
      <text:p text:style-name="P17">download latest LTS</text:p>
      <text:p text:style-name="P17"><text:soft-page-break/></text:p>
      <text:p text:style-name="P17">Install</text:p>
      <text:h text:style-name="P20" text:outline-level="3">How to install Node.js via binary archive on Linux?</text:h>
      <text:list xml:id="list3390633749" text:style-name="L1">
        <text:list-item>
          <text:p text:style-name="P36">Unzip the binary archive to any directory you wanna install Node, I use <text:span text:style-name="Source_20_Text">/usr/local/lib/nodejs</text:span> </text:p>
        </text:list-item>
      </text:list>
      <text:p text:style-name="Preformatted_20_Text"><text:span text:style-name="Source_20_Text"><text:s/>VERSION=v10.15.0</text:span></text:p>
      <text:p text:style-name="Preformatted_20_Text"><text:span text:style-name="Source_20_Text"><text:s/>DISTRO=linux-x64</text:span></text:p>
      <text:p text:style-name="Preformatted_20_Text"><text:span text:style-name="Source_20_Text"><text:s/>sudo mkdir -p /usr/local/lib/nodejs</text:span></text:p>
      <text:p text:style-name="P21"><text:span text:style-name="Source_20_Text"><text:s/>sudo tar -xJvf node-$VERSION-$DISTRO.tar.xz -C /usr/local/lib/nodejs </text:span></text:p>
      <text:list xml:id="list2637876970" text:style-name="L2">
        <text:list-item>
          <text:p text:style-name="P37">Set the environment variable <text:span text:style-name="Source_20_Text">~/.profile</text:span>, add below to the end </text:p>
        </text:list-item>
      </text:list>
      <text:p text:style-name="Preformatted_20_Text"><text:span text:style-name="Source_20_Text"># Nodejs</text:span></text:p>
      <text:p text:style-name="Preformatted_20_Text"><text:span text:style-name="Source_20_Text">VERSION=v10.15.0</text:span></text:p>
      <text:p text:style-name="Preformatted_20_Text"><text:span text:style-name="Source_20_Text">DISTRO=linux-x64</text:span></text:p>
      <text:p text:style-name="P21"><text:span text:style-name="Source_20_Text">export PATH=/usr/local/lib/nodejs/node-$VERSION-$DISTRO/bin:$PATH</text:span></text:p>
      <text:list xml:id="list1636745582" text:style-name="L3">
        <text:list-item>
          <text:p text:style-name="P38">Refresh profile </text:p>
        </text:list-item>
      </text:list>
      <text:p text:style-name="P21"><text:span text:style-name="Source_20_Text">. ~/.profile</text:span></text:p>
      <text:list xml:id="list2713485460" text:style-name="L4">
        <text:list-item>
          <text:p text:style-name="P39">Test installation using </text:p>
        </text:list-item>
      </text:list>
      <text:p text:style-name="Text_20_body"><text:span text:style-name="Source_20_Text">$ node -v</text:span></text:p>
      <text:p text:style-name="Text_20_body"><text:span text:style-name="Source_20_Text">$ npm version</text:span></text:p>
      <text:p text:style-name="Text_20_body"><text:span text:style-name="Source_20_Text">$ npx -v</text:span></text:p>
      <text:p text:style-name="Text_20_body">the normal output is:</text:p>
      <text:p text:style-name="Preformatted_20_Text"><text:span text:style-name="Source_20_Text">➜ <text:s/>node -v</text:span></text:p>
      <text:p text:style-name="Preformatted_20_Text"><text:span text:style-name="Source_20_Text">v10.15.1</text:span></text:p>
      <text:p text:style-name="Preformatted_20_Text"><text:span text:style-name="Source_20_Text">➜ <text:s/>npm version</text:span></text:p>
      <text:p text:style-name="Preformatted_20_Text"><text:span text:style-name="Source_20_Text">{ npm: '6.4.1',</text:span></text:p>
      <text:p text:style-name="Preformatted_20_Text"><text:span text:style-name="Source_20_Text"><text:s/>ares: '1.15.0',</text:span></text:p>
      <text:p text:style-name="Preformatted_20_Text"><text:span text:style-name="Source_20_Text"><text:s/>cldr: '33.1',</text:span></text:p>
      <text:p text:style-name="Preformatted_20_Text"><text:span text:style-name="Source_20_Text"><text:s/>http_parser: '2.8.0',</text:span></text:p>
      <text:p text:style-name="Preformatted_20_Text"><text:span text:style-name="Source_20_Text"><text:s/>icu: '62.1',</text:span></text:p>
      <text:p text:style-name="Preformatted_20_Text"><text:span text:style-name="Source_20_Text"><text:s/>modules: '64',</text:span></text:p>
      <text:p text:style-name="Preformatted_20_Text"><text:span text:style-name="Source_20_Text"><text:s/>napi: '3',</text:span></text:p>
      <text:p text:style-name="Preformatted_20_Text"><text:span text:style-name="Source_20_Text"><text:s/>nghttp2: '1.34.0',</text:span></text:p>
      <text:p text:style-name="Preformatted_20_Text"><text:span text:style-name="Source_20_Text"><text:s/>node: '10.15.1',</text:span></text:p>
      <text:p text:style-name="Preformatted_20_Text"><text:span text:style-name="Source_20_Text"><text:s/>openssl: '1.1.0j',</text:span></text:p>
      <text:p text:style-name="Preformatted_20_Text"><text:span text:style-name="Source_20_Text"><text:s/>tz: '2018e',</text:span></text:p>
      <text:p text:style-name="Preformatted_20_Text"><text:span text:style-name="Source_20_Text"><text:s/>unicode: '11.0',</text:span></text:p>
      <text:p text:style-name="Preformatted_20_Text"><text:span text:style-name="Source_20_Text"><text:s/>uv: '1.23.2',</text:span></text:p>
      <text:p text:style-name="Preformatted_20_Text"><text:span text:style-name="Source_20_Text"><text:s/>v8: '6.8.275.32-node.12',</text:span></text:p>
      <text:p text:style-name="Preformatted_20_Text"><text:span text:style-name="Source_20_Text"><text:s/>zlib: '1.2.11' }</text:span></text:p>
      <text:p text:style-name="Preformatted_20_Text"><text:span text:style-name="Source_20_Text">➜ <text:s/>npx -v</text:span></text:p>
      <text:p text:style-name="P21"><text:span text:style-name="Source_20_Text">6.4.1</text:span></text:p>
      <text:p text:style-name="P17"/>
      <text:p text:style-name="P17">node –version</text:p>
      <text:p text:style-name="P17"/>
      <text:p text:style-name="P6">Your First Node Program</text:p>
      <text:p text:style-name="P17"/>
      <text:p text:style-name="P17">mkdir first-app</text:p>
      <text:p text:style-name="P17"><text:soft-page-break/>cd first-app/</text:p>
      <text:p text:style-name="P17">code .</text:p>
      <text:p text:style-name="P17">Create app.js</text:p>
      <text:p text:style-name="P17"/>
      <text:p text:style-name="P18">function sayHello(name) {</text:p>
      <text:p text:style-name="P18"><text:tab/>console.log(‘Hello’ + name);</text:p>
      <text:p text:style-name="P18"><text:tab/>}</text:p>
      <text:p text:style-name="P18"/>
      <text:p text:style-name="P18">sayHello(‘Mosh’);</text:p>
      <text:p text:style-name="P18">// console.log(window); <text:s text:c="3"/>window is not defined</text:p>
      <text:p text:style-name="P18"/>
      <text:p text:style-name="P18"/>
      <text:p text:style-name="P18">To execute the app.js in terminal</text:p>
      <text:p text:style-name="P18">node app.js</text:p>
      <text:p text:style-name="P18"/>
      <text:p text:style-name="P7">Node Module System</text:p>
      <text:p text:style-name="P7"/>
      <text:p text:style-name="P7"><text:tab/><text:span text:style-name="T6">Os</text:span></text:p>
      <text:p text:style-name="P19"><text:tab/>fs </text:p>
      <text:p text:style-name="P19"><text:tab/>events</text:p>
      <text:p text:style-name="P19"><text:tab/>http</text:p>
      <text:p text:style-name="P19"/>
      <text:p text:style-name="P7">Global Object </text:p>
      <text:p text:style-name="P19"/>
      <text:p text:style-name="P19"><text:tab/>we can acceess it in everywhere in any file</text:p>
      <text:p text:style-name="P19"><text:tab/>ex- console.log() <text:s/><text:tab/></text:p>
      <text:p text:style-name="P19"><text:tab/>setTimeout()</text:p>
      <text:p text:style-name="P19"><text:tab/>clearTimeout()</text:p>
      <text:p text:style-name="P19"><text:tab/>setInterval()</text:p>
      <text:p text:style-name="P19"><text:tab/>clearInterval(()</text:p>
      <text:p text:style-name="P19"/>
      <text:p text:style-name="P19"><text:tab/><text:span text:style-name="T13">global.setTimeout() like in browser window.setTimeout()</text:span></text:p>
      <text:p text:style-name="P19"><text:tab/><text:span text:style-name="T14">Unlike browser applications, variables we define are not added to the “global” object.</text:span></text:p>
      <text:p text:style-name="P19"><text:tab/></text:p>
      <text:p text:style-name="P19"><text:tab/><text:span text:style-name="T14">var message = “”;</text:span></text:p>
      <text:p text:style-name="P19"><text:tab/><text:span text:style-name="T14">console.log(global.message);//You are going to see undefined.</text:span></text:p>
      <text:p text:style-name="P19"/>
      <text:p text:style-name="P8">Modules</text:p>
      <text:p text:style-name="P7"/>
      <text:p text:style-name="P19"><text:tab/><text:span text:style-name="T15">to avoid overriding of two variable and Functions of same name, global scope is not given to function and variables.</text:span></text:p>
      <text:p text:style-name="P19"><text:tab/><text:span text:style-name="T15">Every file in a node application is a module. Variables and functions defined in the module is scoped to that module, not available to the outside of the module. In analogy OOPs they are private.</text:span></text:p>
      <text:p text:style-name="P19"/>
      <text:p text:style-name="P9">Creating a Module</text:p>
      <text:p text:style-name="P9"><text:tab/><text:span text:style-name="T16">logger.js</text:span></text:p>
      <text:p text:style-name="P9"/>
      <text:p text:style-name="P9"><text:tab/><text:span text:style-name="T8">var url = ‘http:/mylogger.io/log’;</text:span></text:p>
      <text:p text:style-name="P22"/>
      <text:p text:style-name="P22"><text:tab/>function log(message) {</text:p>
      <text:p text:style-name="P22"><text:soft-page-break/><text:tab/><text:tab/>//send an HTTP request dummy</text:p>
      <text:p text:style-name="P22"><text:tab/><text:tab/>console.log(message);</text:p>
      <text:p text:style-name="P22"><text:tab/>}</text:p>
      <text:p text:style-name="P22"/>
      <text:p text:style-name="P9"><text:span text:style-name="T8"><text:tab/>module.exports.log = log; //</text:span><text:span text:style-name="T11">export object</text:span></text:p>
      <text:p text:style-name="P25"><text:tab/>// module.exports =log; <text:s/>//exports only function</text:p>
      <text:p text:style-name="P22"/>
      <text:p text:style-name="P22"><text:tab/>module.exports.url = url; // or module.exports.endPoint = url; here endPoint is by what name <text:s text:c="2"/>we call url from outside.</text:p>
      <text:p text:style-name="P22"/>
      <text:p text:style-name="P22"/>
      <text:p text:style-name="P10">Loading a Module</text:p>
      <text:p text:style-name="P10"><text:tab/>app.js</text:p>
      <text:p text:style-name="P11"><text:tab/></text:p>
      <text:p text:style-name="P11"><text:span text:style-name="T7"><text:tab/></text:span><text:span text:style-name="T10">var logger = </text:span><text:span text:style-name="T9">require(‘./logger’); <text:tab/>//or require(‘./logger.js’); ./ represents current folder</text:span></text:p>
      <text:p text:style-name="P27"><text:tab/><text:tab/><text:tab/><text:tab/><text:tab/>// ./subFolder/logger <text:s text:c="6"/>../logger for parent folder</text:p>
      <text:p text:style-name="P11"><text:span text:style-name="T9"><text:tab/><text:tab/><text:tab/><text:tab/><text:tab/>//</text:span><text:span text:style-name="T10">best practice use const instead of var</text:span></text:p>
      <text:p text:style-name="P28"/>
      <text:p text:style-name="P28"><text:tab/>logger =1; //jshint app.js <text:s text:c="5"/>jshint is tool for error handling</text:p>
      <text:p text:style-name="P28"/>
      <text:p text:style-name="P23"><text:tab/></text:p>
      <text:p text:style-name="P9"><text:span text:style-name="T8"><text:tab/></text:span><text:span text:style-name="T10">console.log(logger); //output {log: [Function: log]</text:span></text:p>
      <text:p text:style-name="P29"><text:tab/></text:p>
      <text:p text:style-name="P29"><text:tab/>logger.log(‘message’);<text:tab/>//message</text:p>
      <text:p text:style-name="P9"><text:span text:style-name="T10"><text:tab/>//</text:span><text:span text:style-name="T11">logger(‘message’);</text:span></text:p>
      <text:p text:style-name="P9"><text:span text:style-name="T11"/></text:p>
      <text:p text:style-name="P33"><text:span text:style-name="T11">M</text:span><text:span text:style-name="T7">odule Wrapper Functions</text:span></text:p>
      <text:p text:style-name="P33"><text:span text:style-name="T7"/></text:p>
      <text:p text:style-name="P33"><text:span text:style-name="T7"><text:tab/></text:span><text:span text:style-name="T12">logger.js</text:span></text:p>
      <text:p text:style-name="P33"><text:span text:style-name="T7"><text:tab/>Node encapsulate the files in function like this </text:span></text:p>
      <text:p text:style-name="P33"><text:span text:style-name="T7"><text:tab/>(function (exports, require, module, __filename, __dirname){</text:span></text:p>
      <text:p text:style-name="P35"><text:span text:style-name="T7"><text:tab/></text:span></text:p>
      <text:p text:style-name="P32"><text:tab/><text:span text:style-name="T8">var url = ‘http:/mylogger.io/log’;</text:span></text:p>
      <text:p text:style-name="P24"/>
      <text:p text:style-name="P24"><text:tab/>function log(message) {</text:p>
      <text:p text:style-name="P24"><text:tab/><text:tab/>//send an HTTP request dummy</text:p>
      <text:p text:style-name="P24"><text:tab/><text:tab/>console.log(message);</text:p>
      <text:p text:style-name="P24"><text:tab/>}</text:p>
      <text:p text:style-name="P24"/>
      <text:p text:style-name="P32"><text:span text:style-name="T8"><text:tab/>module.exports.log = log; //</text:span><text:span text:style-name="T11">export object</text:span></text:p>
      <text:p text:style-name="P26"><text:tab/>// module.exports =log; <text:s/>//exports only function</text:p>
      <text:p text:style-name="P24"><text:span text:style-name="T7"/></text:p>
      <text:p text:style-name="P34"><text:span text:style-name="T7"><text:tab/></text:span><text:span text:style-name="T12">})</text:span></text:p>
      <text:p text:style-name="P34"><text:span text:style-name="T7"><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07:26:59.326803106</meta:creation-date>
    <dc:date>2022-11-12T10:32:00.324778176</dc:date>
    <meta:editing-duration>PT42M33S</meta:editing-duration>
    <meta:editing-cycles>11</meta:editing-cycles>
    <meta:generator>LibreOffice/6.4.7.2$Linux_X86_64 LibreOffice_project/40$Build-2</meta:generator>
    <meta:document-statistic meta:table-count="0" meta:image-count="0" meta:object-count="0" meta:page-count="4" meta:paragraph-count="137" meta:word-count="769" meta:character-count="5246" meta:non-whitespace-character-count="4482"/>
  </office:meta>
</office:document-meta>
</file>